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center" style:justify-single-word="false" fo:orphans="2" fo:widows="2" fo:text-indent="0cm" style:auto-text-indent="false"/>
      <style:text-properties officeooo:rsid="0007459c" officeooo:paragraph-rsid="0007459c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rsid="0007459c" officeooo:paragraph-rsid="0007459c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rsid="0007a4f0" officeooo:paragraph-rsid="0007a4f0"/>
    </style:style>
    <style:style style:name="P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rsid="0007a4f0" officeooo:paragraph-rsid="00093d4c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rsid="00093d4c" officeooo:paragraph-rsid="00093d4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officeooo:rsid="0007a4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11</text:p>
      <text:p text:style-name="P1"/>
      <text:p text:style-name="P2"/>
      <text:p text:style-name="P2">1.</text:p>
      <text:p text:style-name="P2">Insertion Anamoly- Adding a patient details to database requires extra information about the provider and diagnosis.</text:p>
      <text:p text:style-name="P2"/>
      <text:p text:style-name="P2">Updation Anamoly- <text:span text:style-name="T3">When we update the ProvSpeciality of a Provider with ProvNo 2, two rows will be updated.</text:span></text:p>
      <text:p text:style-name="P2"/>
      <text:p text:style-name="P3">Deletion Anamoly- When we delete and a patient record it may delete the provider also. If we delete PatNo P2, D3 Provider is deleted.</text:p>
      <text:p text:style-name="P3"/>
      <text:p text:style-name="P3"/>
      <text:p text:style-name="P3"/>
      <text:p text:style-name="P3">2.</text:p>
      <text:p text:style-name="P3">Grouping FD’s with same Determinant-</text:p>
      <text:p text:style-name="P3">PatNo -&gt; PatAge,PatZip</text:p>
      <text:p text:style-name="P3">PatZip -&gt; PatCity</text:p>
      <text:p text:style-name="P3">VisitNo -&gt; VisitDate,PatNo</text:p>
      <text:p text:style-name="P3">ProvNo -&gt; ProvSpeciality,ProvEmail</text:p>
      <text:p text:style-name="P3">VisitNo,ProvNo -&gt; Diagnosis</text:p>
      <text:p text:style-name="P3">ProvEmail -&gt; ProvNo</text:p>
      <text:p text:style-name="P3"/>
      <text:p text:style-name="P3">Create Tables- </text:p>
      <text:p text:style-name="P3">Patient(<text:span text:style-name="T1">PatNo</text:span>, PatAge, PatZip)</text:p>
      <text:p text:style-name="P3">FOREIGN KEY(PatZip) REFERENCES PatZip</text:p>
      <text:p text:style-name="P3">Zip(<text:span text:style-name="T1">PatZip</text:span>, PatCity)</text:p>
      <text:p text:style-name="P5">Visit(<text:span text:style-name="T1">VisitNo</text:span>, VisitDate, PatNo)</text:p>
      <text:p text:style-name="P5">FOREIGN KEY(PatNo) REFERENCES Patient</text:p>
      <text:p text:style-name="P5">Provider(<text:span text:style-name="T1">ProvNo</text:span>, ProvSpeciality, ProvEmail)</text:p>
      <text:p text:style-name="P5">FOREIGN KEY(ProvEmail) REFERENCES ProviderEmail</text:p>
      <text:p text:style-name="P5">Treatment(<text:span text:style-name="T2">VisitNo</text:span>, <text:span text:style-name="T2">ProvNo</text:span>, Diagnosis)</text:p>
      <text:p text:style-name="P5">FOREIGN KEY(VisitNo) REFERENCES Visit</text:p>
      <text:p text:style-name="P5">FOREIGN KEY(ProvNo) REFERENCES Provider</text:p>
      <text:p text:style-name="P5">ProviderEmail(<text:span text:style-name="T2">ProvEmail</text:span>, ProvNo)</text:p>
      <text:p text:style-name="P5">FOREIGN KEY(ProvNo) REFERENCES Provider</text:p>
      <text:p text:style-name="P5"/>
      <text:p text:style-name="P5">Merge Tables with subset Attributes- </text:p>
      <text:p text:style-name="P4">Patient(<text:span text:style-name="T1">PatNo</text:span>, PatAge, PatZip)</text:p>
      <text:p text:style-name="P4">FOREIGN KEY(PatZip) REFERENCES PatZip</text:p>
      <text:p text:style-name="P4">Zip(<text:span text:style-name="T1">PatZip</text:span>, PatCity)</text:p>
      <text:p text:style-name="P5">Visit(<text:span text:style-name="T1">VisitNo</text:span>, VisitDate, PatNo)</text:p>
      <text:p text:style-name="P5">FOREIGN KEY(PatNo) REFERENCES Patient</text:p>
      <text:p text:style-name="P5">Provider(<text:span text:style-name="T1">ProvNo</text:span>, ProvSpeciality, ProvEmail)</text:p>
      <text:p text:style-name="P5">UNIQUE KEY(ProvEmail)</text:p>
      <text:p text:style-name="P5">Treatment(<text:span text:style-name="T2">VisitNo</text:span>, <text:span text:style-name="T2">ProvNo</text:span>, Diagnosis)</text:p>
      <text:p text:style-name="P5">FOREIGN KEY(VisitNo) REFERENCES Visit</text:p>
      <text:p text:style-name="P5">FOREIGN KEY(ProvNo) REFERENCES Provider</text:p>
      <text:p text:style-name="P5"/>
      <text:p text:style-name="P5"/>
      <text:p text:style-name="P5">3.</text:p>
      <text:p text:style-name="P5">OrdNo-&gt;ItemNo (1,2),(3,4)</text:p>
      <text:p text:style-name="P5">OrdNo-&gt;QtyOrd (3,4)</text:p>
      <text:p text:style-name="P5">OrdNo-&gt;CustNo None</text:p>
      <text:p text:style-name="P5">OrdNo-&gt;CustBal None</text:p>
      <text:p text:style-name="P5">OrdNo-&gt;CustDisc None</text:p>
      <text:p text:style-name="P5">OrdNo-&gt;ItemPrice (1,2),(3,4)</text:p>
      <text:p text:style-name="P5">OrdNo-&gt;OrdDate N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7T14:53:23.846033446</dc:date>
    <meta:editing-duration>PT4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5" meta:word-count="179" meta:character-count="1514" meta:non-whitespace-character-count="1378"/>
  </office:meta>
</office:document-meta>
</file>